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5e6c" officeooo:paragraph-rsid="00185e6c"/>
    </style:style>
    <style:style style:name="P2" style:family="paragraph" style:parent-style-name="Standard">
      <style:text-properties fo:font-weight="bold" officeooo:rsid="00185e6c" officeooo:paragraph-rsid="00185e6c" style:font-weight-asian="bold" style:font-weight-complex="bold"/>
    </style:style>
    <style:style style:name="P3" style:family="paragraph" style:parent-style-name="Standard">
      <style:text-properties fo:font-weight="bold" officeooo:rsid="001a500d" officeooo:paragraph-rsid="001a500d" style:font-weight-asian="bold" style:font-weight-complex="bold"/>
    </style:style>
    <style:style style:name="P4" style:family="paragraph" style:parent-style-name="Standard">
      <style:text-properties fo:font-weight="normal" officeooo:rsid="00185e6c" officeooo:paragraph-rsid="00185e6c" style:font-weight-asian="normal" style:font-weight-complex="normal"/>
    </style:style>
    <style:style style:name="P5" style:family="paragraph" style:parent-style-name="Standard">
      <style:text-properties fo:font-weight="normal" officeooo:rsid="00196adf" officeooo:paragraph-rsid="00196adf" style:font-weight-asian="normal" style:font-weight-complex="normal"/>
    </style:style>
    <style:style style:name="P6" style:family="paragraph" style:parent-style-name="Standard">
      <style:text-properties fo:font-weight="normal" officeooo:rsid="001a500d" officeooo:paragraph-rsid="001a500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os métodos del DOM son <text:span text:style-name="T3">acciones</text:span><text:span text:style-name="T5"> que podemos realizar en elementos HTML.</text:span></text:p>
      <text:p text:style-name="P1"><text:span text:style-name="T5">Las propiedades del DOM son </text:span><text:span text:style-name="T3">valores</text:span><text:span text:style-name="T5">(de elementos HTML) que podemos establecer o cambiar.</text:span></text:p>
      <text:p text:style-name="P1"><text:span text:style-name="T5"/></text:p>
      <text:p text:style-name="P2"><text:span text:style-name="T4">LA INTERFAZ DE PROGRAMACIÓN DEL DOM</text:span></text:p>
      <text:p text:style-name="P2"><text:span text:style-name="T5"/></text:p>
      <text:p text:style-name="P2"><text:span text:style-name="T5">El DOM puede ser accedido con JavaScript.</text:span></text:p>
      <text:p text:style-name="P2"><text:span text:style-name="T5">En el DOM, todos los elementos HTML son definidos como </text:span><text:span text:style-name="T2">objetos</text:span><text:span text:style-name="T5">.</text:span></text:p>
      <text:p text:style-name="P2"><text:span text:style-name="T5"/></text:p>
      <text:p text:style-name="P2"><text:span text:style-name="T5">La interfaz de programación son las propiedades y métodos de cada objeto. </text:span></text:p>
      <text:p text:style-name="P2"><text:span text:style-name="T5">Una </text:span><text:span text:style-name="T2">propiedad</text:span><text:span text:style-name="T5"> es un valor que puedes obtener o establecer (como cambiar el contenido de un elemento HTML).</text:span></text:p>
      <text:p text:style-name="P2"><text:span text:style-name="T5"/></text:p>
      <text:p text:style-name="P4"><text:span text:style-name="T4">Por ejemplo:</text:span></text:p>
      <text:p text:style-name="P4"><text:span text:style-name="T4"/></text:p>
      <text:p text:style-name="P4"><text:span text:style-name="T4">Cambiamos el contenido (el innerHTML) del elemento &lt;p&gt; con la id=”demo”;</text:span></text:p>
      <text:p text:style-name="P4"><text:span text:style-name="T4"/></text:p>
      <text:p text:style-name="P4"><text:span text:style-name="T4">&lt;!DOCTYPE html&gt;</text:span></text:p>
      <text:p text:style-name="P4"><text:span text:style-name="T4">&lt;html&gt;</text:span></text:p>
      <text:p text:style-name="P4"><text:span text:style-name="T4">&lt;body&gt;</text:span></text:p>
      <text:p text:style-name="P4"><text:span text:style-name="T4"/></text:p>
      <text:p text:style-name="P4"><text:span text:style-name="T4">&lt;h2&gt;My First Page&lt;/h2&gt;</text:span></text:p>
      <text:p text:style-name="P4"><text:span text:style-name="T4"/></text:p>
      <text:p text:style-name="P4"><text:span text:style-name="T4">&lt;p id="demo"&gt;&lt;/p&gt;</text:span></text:p>
      <text:p text:style-name="P4"><text:span text:style-name="T4"/></text:p>
      <text:p text:style-name="P4"><text:span text:style-name="T4">&lt;script&gt;</text:span></text:p>
      <text:p text:style-name="P4"><text:span text:style-name="T4">document.getElementById("demo").innerHTML = "Hello World!";</text:span></text:p>
      <text:p text:style-name="P4"><text:span text:style-name="T4">&lt;/script&gt;</text:span></text:p>
      <text:p text:style-name="P4"><text:span text:style-name="T4"/></text:p>
      <text:p text:style-name="P4"><text:span text:style-name="T4">&lt;/body&gt;</text:span></text:p>
      <text:p text:style-name="P4"><text:span text:style-name="T4">&lt;/html&gt;</text:span></text:p>
      <text:p text:style-name="P4"><text:span text:style-name="T4"/></text:p>
      <text:p text:style-name="P4"><text:span text:style-name="T4"/></text:p>
      <text:p text:style-name="P5"><text:span text:style-name="T4">En el ejemplo de arriba, </text:span><text:span text:style-name="T3">getElementById</text:span><text:span text:style-name="T2"> </text:span><text:span text:style-name="T4">es un </text:span><text:span text:style-name="T3">método</text:span><text:span text:style-name="T4">, mientras que </text:span><text:span text:style-name="T3">innerHTML</text:span><text:span text:style-name="T4"> es una </text:span><text:span text:style-name="T3">propiedad</text:span><text:span text:style-name="T4">.</text:span></text:p>
      <text:p text:style-name="P5"><text:span text:style-name="T4"/></text:p>
      <text:p text:style-name="P5"><text:span text:style-name="T4"/></text:p>
      <text:p text:style-name="P3"><text:span text:style-name="T4">EL MÉTODO getElementById()</text:span></text:p>
      <text:p text:style-name="P3"><text:span text:style-name="T4"/></text:p>
      <text:p text:style-name="P6"><text:span text:style-name="T4">La forma más común de acceder un elemento HTML es usar la </text:span><text:span text:style-name="T3">id</text:span><text:span text:style-name="T4"> del elemento.</text:span></text:p>
      <text:p text:style-name="P6"><text:span text:style-name="T4">En el ejemplo de arriba, el método getElementById usa la id=”demo” para encontrarlo.</text:span></text:p>
      <text:p text:style-name="P6"><text:span text:style-name="T4"/></text:p>
      <text:p text:style-name="P3"><text:span text:style-name="T4">LA PROPIEDAD innerHTML</text:span></text:p>
      <text:p text:style-name="P3"><text:span text:style-name="T4"/></text:p>
      <text:p text:style-name="P6"><text:span text:style-name="T4">La forma más fácil de acceder el contenido de un elemento es usar la propiedad </text:span><text:span text:style-name="T3">innerHTML</text:span><text:span text:style-name="T4">.</text:span></text:p>
      <text:p text:style-name="P6"><text:span text:style-name="T4">Esta propiedad es útil para obtener o reemplazar el contenido de los elementos HTML.</text:span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2:34:30.918000000</meta:creation-date>
    <dc:date>2024-02-26T03:06:56.026000000</dc:date>
    <meta:editing-duration>PT32M24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6" meta:word-count="188" meta:character-count="1192" meta:non-whitespace-character-count="1029"/>
  </office:meta>
</office:document-meta>
</file>